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Instance.getReg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Instance.setRegions( List &lt; RegionInstance &gt; reg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